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9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background-color="transparent"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2021-03-31T10:04:01.000000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2021-03-31T10:04:01.000000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2021-03-31T10:04:01.000000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2021-03-31T10:04:01.000000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2021-03-31T10:04:01.000000Z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2021-03-31T10:04:01.000000Z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2021-03-31T10:04:01.000000Z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2021-03-31T10:04:01.000000Z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2021-03-31T10:04:01.000000Z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2021-03-31T10:04:01.000000Z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2021-03-31T10:04:01.000000Z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8:10:02.958568501</meta:creation-date>
    <dc:date>2021-03-31T18:11:15.101978734</dc:date>
    <meta:editing-duration>PT1M12S</meta:editing-duration>
    <meta:editing-cycles>1</meta:editing-cycles>
    <meta:document-statistic meta:table-count="2" meta:cell-count="60" meta:object-count="0"/>
    <meta:generator>LibreOffice/6.4.5.2$Linux_X86_64 LibreOffice_project/40$Build-2</meta:generator>
  </office:meta>
</office:document-meta>
</file>